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3cm" style:rel-column-width="32747*"/>
    </style:style>
    <style:style style:name="Tabelle1.C" style:family="table-column">
      <style:table-column-properties style:column-width="4.244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line-height-at-least="0.344cm" fo:text-align="start" style:justify-single-word="false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9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10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style:paragraph-properties fo:text-align="start" style:justify-single-word="false" fo:padding="0.049cm" fo:border="0.002cm solid #eeeeee"/>
      <style:text-properties fo:font-variant="normal" fo:text-transform="none" fo:color="#000000" style:font-name="Times New Roman" fo:font-size="10pt" fo:letter-spacing="normal" style:font-size-asian="10pt" style:font-size-complex="10pt"/>
    </style:style>
    <style:style style:name="P12" style:family="paragraph" style:parent-style-name="Preformatted_20_Text">
      <style:paragraph-properties fo:margin-top="0cm" fo:margin-bottom="0.499cm" fo:text-align="start" style:justify-single-word="false" fo:padding="0.049cm" fo:border="0.002cm solid #eeeee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1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text-properties style:font-name="Times New Roman" fo:font-size="10pt" style:font-size-asian="10pt" style:font-size-complex="10pt"/>
    </style:style>
    <style:style style:name="P15" style:family="paragraph" style:parent-style-name="Text_20_body" style:list-style-name="L2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letter-spacing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000000" style:font-name="Times New Roman" fo:font-size="10pt" fo:letter-spacing="normal" style:font-size-asian="10pt" style:font-size-complex="10pt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8200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8200" style:font-name="Times New Roman" fo:letter-spacing="normal" fo:font-style="normal" fo:font-weight="normal"/>
    </style:style>
    <style:style style:name="T10" style:family="text">
      <style:text-properties fo:font-variant="normal" fo:text-transform="none" fo:color="#008200" style:font-name="Times New Roman" fo:font-size="10pt" fo:letter-spacing="normal" fo:font-style="normal" fo:font-weight="normal" style:font-size-asian="10pt" style:font-size-complex="10pt"/>
    </style:style>
    <style:style style:name="T11" style:family="text">
      <style:text-properties fo:font-style="normal" fo:font-weight="normal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>Technikerschule Erlangen</text:p>
          </table:table-cell>
          <table:table-cell table:style-name="Tabelle1.A1" office:value-type="string">
            <text:p text:style-name="P5">Thema: <text:s/>HTML Layout</text:p>
          </table:table-cell>
          <table:table-cell table:style-name="Tabelle1.C1" office:value-type="string">
            <text:p text:style-name="P5">Datum:</text:p>
          </table:table-cell>
        </table:table-row>
        <table:table-row>
          <table:table-cell table:style-name="Tabelle1.A2" office:value-type="string">
            <text:p text:style-name="P5">Internet Technologie</text:p>
          </table:table-cell>
          <table:table-cell table:style-name="Tabelle1.A2" office:value-type="string">
            <text:p text:style-name="P5">Uebung/06_Layout</text:p>
          </table:table-cell>
          <table:table-cell table:style-name="Tabelle1.C2" office:value-type="string">
            <text:p text:style-name="P5">Schuljahr 2015/16</text:p>
          </table:table-cell>
        </table:table-row>
      </table:table>
      <text:p text:style-name="P7"/>
      <text:p text:style-name="P8">Folgende Dateien stehen Ihnen zur Verfügung:</text:p>
      <text:p text:style-name="P6"/>
      <text:p text:style-name="P9"><text:tab/><text:tab/>stylesheet.css</text:p>
      <text:p text:style-name="P7"/>
      <text:p text:style-name="P16"><text:tab/>Entwerfen Sie eine Navigationsleiste als Liste :</text:p>
      <text:p text:style-name="P17"><text:span text:style-name="T12">Startseite – Kontakte</text:span></text:p>
      <text:p text:style-name="P16"><draw:frame draw:style-name="fr1" draw:name="Grafik4" text:anchor-type="as-char" svg:width="2.646cm" svg:height="1.349cm" draw:z-index="1"><draw:image xlink:href="http://www2.akademie.de/file/67094/handler/file_image_image" xlink:type="simple" xlink:show="embed" xlink:actuate="onLoad"/></draw:frame> </text:p>
      <text:p text:style-name="P16"><text:tab/>1. Dazu erzeugen Sie folgende HTML-Stuktur:</text:p>
      <text:p text:style-name="P16"/>
      <text:p text:style-name="P16"><draw:frame draw:style-name="fr2" draw:name="Grafik1" text:anchor-type="as-char" svg:width="11.642cm" svg:height="5.574cm" draw:z-index="0"><draw:image xlink:href="http://www1.akademie.de/file/67095/handler/file_image_image" xlink:type="simple" xlink:show="embed" xlink:actuate="onLoad"/></draw:frame> </text:p>
      <text:p text:style-name="P16"/>
      <text:p text:style-name="P16">Style-Sheet erstellen:</text:p>
      <text:p text:style-name="P1"><text:span text:style-name="Source_20_Text"><text:span text:style-name="T5">#navibereich li {</text:span></text:span></text:p>
      <text:p text:style-name="P2"><text:span text:style-name="Source_20_Text"><text:span text:style-name="T6">  </text:span></text:span><text:span text:style-name="Source_20_Text"><text:span text:style-name="T5">display: inline;            </text:span></text:span><text:span text:style-name="Source_20_Text"><text:span text:style-name="T10">/* Listenelemente nebeneinander */</text:span></text:span></text:p>
      <text:p text:style-name="P2"><text:span text:style-name="Source_20_Text"><text:span text:style-name="T6">  </text:span></text:span><text:span text:style-name="Source_20_Text"><text:span text:style-name="T5">list-style-type: none;      </text:span></text:span><text:span text:style-name="Source_20_Text"><text:span text:style-name="T10">/* Aufzählungszeichen entfernen */</text:span></text:span></text:p>
      <text:p text:style-name="P2"><text:span text:style-name="Source_20_Text"><text:span text:style-name="T5">}</text:span></text:span></text:p>
      <text:p text:style-name="P16"/>
      <text:p text:style-name="P1"><text:span text:style-name="Source_20_Text"><text:span text:style-name="T5">navibereich {</text:span></text:span></text:p>
      <text:p text:style-name="P2"><text:span text:style-name="Source_20_Text"><text:span text:style-name="T6">  </text:span></text:span><text:span text:style-name="Source_20_Text"><text:span text:style-name="T5">background-color: #F7FFC3;        </text:span></text:span><text:span text:style-name="Source_20_Text"><text:span text:style-name="T10">/* Hintergrundfarbe für die Navigation */</text:span></text:span></text:p>
      <text:p text:style-name="P2"><text:span text:style-name="Source_20_Text"><text:span text:style-name="T6">  </text:span></text:span><text:span text:style-name="Source_20_Text"><text:span text:style-name="T5">padding: 4px 0;                   </text:span></text:span><text:span text:style-name="Source_20_Text"><text:span text:style-name="T10">/* Innenabstand: oben/unten 4px, li/re 0 */</text:span></text:span></text:p>
      <text:p text:style-name="P2"><text:span text:style-name="Source_20_Text"><text:span text:style-name="T6">  </text:span></text:span><text:span text:style-name="Source_20_Text"><text:span text:style-name="T5">margin: 0;                        </text:span></text:span><text:span text:style-name="Source_20_Text"><text:span text:style-name="T10">/* Keinen Außenabstand */</text:span></text:span></text:p>
      <text:p text:style-name="P2"><text:span text:style-name="Source_20_Text"><text:span text:style-name="T5">}</text:span></text:span></text:p>
      <text:p text:style-name="P16"/>
      <text:p text:style-name="P10">#navibereich a {</text:p>
      <text:p text:style-name="P11"><text:s text:c="2"/><text:span text:style-name="T11">color: black; <text:s text:c="17"/>/* Schriftfarbe schwarz */ </text:span></text:p>
      <text:p text:style-name="P11"><text:s text:c="2"/><text:span text:style-name="T11">text-decoration: none; <text:s text:c="8"/>/* Unterstreichung entfernen */ </text:span></text:p>
      <text:p text:style-name="P11"><text:s text:c="2"/><text:span text:style-name="T11">padding: 4px 8px; <text:s text:c="13"/>/* oben/unten 4px, re/li 8px */</text:span></text:p>
      <text:p text:style-name="P12">}</text:p>
      <text:p text:style-name="P14"><text:span text:style-name="T7"/></text:p>
      <text:p text:style-name="P14"><text:span text:style-name="T7">Binden Sie Ihre Tabelle aus 05_Listen_Tab ein als Hauptelement und strukturieren das ganze mit den HTML5 Tags &lt;header&gt;, &lt;footer&gt;, u.s.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4-11-10T12:43:07.98</meta:creation-date>
    <dc:date>2015-10-21T11:00:12.62</dc:date>
    <dc:creator>Yvonne Fitzgerald</dc:creator>
    <meta:editing-duration>PT3H38M23S</meta:editing-duration>
    <meta:editing-cycles>13</meta:editing-cycles>
    <meta:generator>OpenOffice/4.1.1$Win32 OpenOffice.org_project/411m6$Build-9775</meta:generator>
    <meta:document-statistic meta:table-count="1" meta:image-count="2" meta:object-count="0" meta:page-count="1" meta:paragraph-count="29" meta:word-count="124" meta:character-count="1021"/>
  </office:meta>
</office:document-meta>
</file>